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13caf0" officeooo:paragraph-rsid="0013caf0"/>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13caf0" officeooo:paragraph-rsid="0013caf0"/>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17d7ba" officeooo:paragraph-rsid="0017d7ba"/>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1b05b2" officeooo:paragraph-rsid="001b05b2"/>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1cae85" officeooo:paragraph-rsid="001cae85"/>
    </style:style>
    <style:style style:name="P6" style:family="paragraph" style:parent-style-name="Standard">
      <style:paragraph-properties fo:text-align="start" style:justify-single-word="false"/>
      <style:text-properties style:text-underline-style="none" officeooo:rsid="0013caf0" officeooo:paragraph-rsid="0013caf0"/>
    </style:style>
    <style:style style:name="P7" style:family="paragraph" style:parent-style-name="Standard">
      <style:paragraph-properties fo:text-align="start" style:justify-single-word="false"/>
      <style:text-properties style:text-underline-style="none" officeooo:rsid="001cae85" officeooo:paragraph-rsid="001cae85"/>
    </style:style>
    <style:style style:name="T1" style:family="text">
      <style:text-properties officeooo:rsid="00151149"/>
    </style:style>
    <style:style style:name="T2" style:family="text">
      <style:text-properties officeooo:rsid="0015df47"/>
    </style:style>
    <style:style style:name="T3" style:family="text">
      <style:text-properties style:text-underline-style="none"/>
    </style:style>
    <style:style style:name="T4" style:family="text">
      <style:text-properties style:text-underline-style="none" officeooo:rsid="0019b7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mythe de la dédiabolisation du FN</text:p>
      <text:p text:style-name="P1"/>
      <text:p text:style-name="P2">Résumé</text:p>
      <text:p text:style-name="P2"/>
      <text:p text:style-name="P6"><text:tab/>L'auteur cherche à savoir si le discours de Marine Le Pen sur un « nouveau FN » est réel. Il cherche en gros en savoir si la dédiabolisation du FN est un fait ou une illusion que la présidente du Parti cherche à entretenir à des fins électorales.</text:p>
      <text:p text:style-name="P6"><text:tab/>Avec le titre de l'article, les conclusions de l'auteur son assez claires : la dédiabolisation est un mythe et n'a jamais eu lieu.</text:p>
      <text:p text:style-name="P6"><text:tab/>Pour le démontrer, l'auteur a choisi de travailler sur les sympathisants du FN : ceux qui forment le noyau dur électoral du Parti, ils sont plus engagés qu'un vote, mais moins que si ils étaient militants</text:p>
      <text:p text:style-name="P6"/>
      <text:p text:style-name="P2">Données collectées et traitement</text:p>
      <text:p text:style-name="P2"/>
      <text:p text:style-name="P6"><text:tab/>Pour réaliser ce travail, l'auteur s'appuie sur des sondages fait par la CNCDH, qui permet de quantifier la nature du racisme des individus.</text:p>
      <text:p text:style-name="P6"><text:tab/>En reliant les réponses données par les sondées avec leur proximité partisane déclarée, l'auteur a de quoi faire une analyse des données comparativement aux autres partis et répondre clairement à la question de si les partisans du FN sont plus raciste que les autres ou non. </text:p>
      <text:p text:style-name="P6"><text:tab/>Ce travail est affiné car le sondage mesure différents types de racisme (antisémitisme, islamophobie) sous des angles différents (la question de la conformité des pratiques avec la vie en société ou encore du point de vue de la citoyenneté). </text:p>
      <text:p text:style-name="P6"/>
      <text:p text:style-name="P2">Citations</text:p>
      <text:p text:style-name="P2"/>
      <text:p text:style-name="P6">« Afficher ouvertement une proximité avec le parti frontiste engage certes moins que l'adhésion, mais plus qu'un simple vote. C'est le noyau dur de l'électorat du FN, le plus fidèle, le plus acquis à ses idées, qui offre comme un miroir grossissant de ses transformations »</text:p>
      <text:p text:style-name="P6"><text:tab/>→ Cette citation montre la base de ce sur quoi repose l'enquête : partir du postulat que c'est plutôt le profil des sympathisants qui va nous permettre de comprendre ce que représente un parti. Cela est critiquable dans le sens où le parti ne serait pas capable, dans ce postulat, de se définir de lui même.</text:p>
      <text:p text:style-name="P6"/>
      <text:p text:style-name="P6">« <text:span text:style-name="T1">[…] les réponses des sympathisants du FN sont toujours beaucoup plus négatives que celles des sympathisants des autres partis. »</text:span></text:p>
      <text:p text:style-name="P6"><text:tab/>→<text:span text:style-name="T2"> Cette seule phrase résume toutes les conclusions que démontre l'analyse statistique de l'enquête : les sympathisants FN sont, sans commune mesure, bien plus raciste et ethnocentré que les sympathisant d'autres partis. </text:span></text:p>
      <text:p text:style-name="P6"/>
      <text:p text:style-name="P3">Critiques</text:p>
      <text:p text:style-name="P6"/>
      <text:p text:style-name="P3">Positif :<text:span text:style-name="T3"> Cette enquête a le mérite de pouvoir démontrer que le FN est un parti toujours beaucoup plus raciste que les autres, que la dédiabolisation est donc un mythe. Les outils statistiques sont pertinents.</text:span></text:p>
      <text:p text:style-name="P4"><text:span text:style-name="T3">S'attarder sur les sympathisants plus que sur le discours politique des cadres permet également de voir les vraies motivations idéologiques (si elles sont racistes ou non) de la sympathie pour le FN.</text:span></text:p>
      <text:p text:style-name="P3"/>
      <text:p text:style-name="P3">Négatif :<text:span text:style-name="T3"> Cependant, s'attarder sur les sympathisants et uniquement eux, nie la possibilité pour le parti de se définir lui même. Qu'en est-il des militants ?</text:span></text:p>
      <text:p text:style-name="P3"><text:span text:style-name="T3">La seconde critique est toujours sur ce postulat : les sympathisants interrogés sont ils des vieux votants du FN ou des nouveaux votants ? On pourrait faire l'hypothèse que les anciens votants du </text:span><text:soft-page-break/><text:span text:style-name="T3">FN, en majorité raciste, continuent de voter FN par apprentissage, et non par conviction. Qu'en est-il des nouveaux électeurs FN ? Sont ils aussi racistes que les anciens ? S'attarder sur cette comparaison aurait permis de démontrer si oui ou non le FN est en train de changer. </text:span><text:span text:style-name="T4">En isolant par exemple le profil des nouveaux électeurs. </text:span></text:p>
      <text:p text:style-name="P6"/>
      <text:p text:style-name="P5">Actualité du texte</text:p>
      <text:p text:style-name="P6"/>
      <text:p text:style-name="P7">Le FN a été rebaptisé récemment Rassemblement National et cette actualité démontre la continuité de l'entreprise de dédiabolisation du Parti par les nouveaux cadres depuis le départ de JMLP. </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0:57.940667742</meta:creation-date>
    <meta:generator>LibreOffice/4.3.3.2$Linux_X86_64 LibreOffice_project/430m0$Build-2</meta:generator>
    <dc:date>2018-09-20T14:38:05.623053189</dc:date>
    <meta:editing-duration>PT27M7S</meta:editing-duration>
    <meta:editing-cycles>7</meta:editing-cycles>
    <meta:document-statistic meta:table-count="0" meta:image-count="0" meta:object-count="0" meta:page-count="2" meta:paragraph-count="21" meta:word-count="599" meta:character-count="3573" meta:non-whitespace-character-count="2982"/>
  </office:meta>
</office:document-meta>
</file>